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4.352cm" fo:break-before="auto" style:use-optimal-row-height="false"/>
    </style:style>
    <style:style style:name="ro6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fo:color="#c0c0c0" style:font-name="Arial" fo:font-size="10pt" style:font-size-asian="10pt" style:font-size-complex="10pt"/>
    </style:style>
    <style:style style:name="ce5" style:family="table-cell" style:parent-style-name="Default">
      <style:table-cell-properties fo:background-color="transparent"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/>
      <style:text-properties fo:color="#b3b3b3" style:font-name="Arial" fo:font-size="10pt" style:font-size-asian="10pt" style:font-size-complex="10pt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b3b3b3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fo:wrap-option="wrap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ext-properties style:font-name="Arial" fo:font-size="10pt" style:font-size-asian="10pt" style:font-size-complex="10pt"/>
    </style:style>
    <style:style style:name="ce25" style:family="table-cell" style:parent-style-name="Default">
      <style:text-properties fo:color="#c0c0c0" style:font-name="Arial" fo:font-size="10pt" style:font-size-asian="10pt" style:font-size-complex="10pt"/>
    </style:style>
    <style:style style:name="ce26" style:family="table-cell" style:parent-style-name="Default">
      <style:table-cell-properties fo:background-color="transparent"/>
      <style:text-properties fo:color="#b3b3b3" style:font-name="Arial" fo:font-size="10pt" style:font-size-asian="10pt" style:font-size-complex="10pt"/>
    </style:style>
    <style:style style:name="ce27" style:family="table-cell" style:parent-style-name="Default">
      <style:text-properties fo:color="#b3b3b3"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fo:color="#808080" style:font-name="Arial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Arial" fo:font-size="10pt" style:font-size-asian="10pt" style:font-size-complex="10pt"/>
    </style:style>
    <style:style style:name="ce35" style:family="table-cell" style:parent-style-name="Default">
      <style:text-properties fo:color="#c0c0c0"/>
    </style:style>
    <style:style style:name="ce36" style:family="table-cell" style:parent-style-name="Default">
      <style:table-cell-properties fo:background-color="transparent"/>
      <style:text-properties fo:color="#b3b3b3"/>
    </style:style>
    <style:style style:name="ce37" style:family="table-cell" style:parent-style-name="Default" style:data-style-name="N37"/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c0c0c0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8"/>
        <table:table-column table:style-name="co2" table:default-cell-style-name="ce24"/>
        <table:table-column table:style-name="co2" table:default-cell-style-name="ce30"/>
        <table:table-column table:style-name="co2" table:number-columns-repeated="1020" table:default-cell-style-name="Default"/>
        <table:table-row table:style-name="ro1">
          <table:table-cell office:value-type="string">
            <text:p>Stand: 14.04.2009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/>
          <table:table-cell table:style-name="ce14" table:number-columns-repeated="4"/>
          <table:table-cell table:number-columns-repeated="1019"/>
        </table:table-row>
        <table:table-row table:style-name="ro1">
          <table:table-cell office:value-type="string">
            <office:annotation draw:style-name="gr1" draw:text-style-name="P2" svg:width="7.712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style-name="ce14" office:value-type="string">
            <text:p>Bemerkun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14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Bei geerbten Attributen Datentyp und „Use as Literal Name“-Eigenschaft immer zur Laufzeit aus der Superklasse ermitteln. Dialogfelder disablen. <text:span text:style-name="T2">Refactoring der getter / </text:span><text:span text:style-name="T2">finder Methoden für Attribute</text:span></text:p>
          </table:table-cell>
          <table:table-cell table:style-name="ce15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string">
            <text:p>offen</text:p>
          </table:table-cell>
          <table:table-cell office:value-type="string">
            <text:p>Hierarchy Visitor Umsetzung mit Peter diskutieren - z.B. getDatatype() gibt dann den Datentyp der Superklasse zurück? - Problem mit enabledStates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Umbenennung Identifier in „use as Literal Name“ (UI und Modell)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Markieren von Attributen als Unique (das muss auch im Codegenerator berücksichtigt werden)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style-name="ce35"/>
          <table:table-cell table:number-columns-repeated="1019"/>
        </table:table-row>
        <table:table-row table:style-name="ro4">
          <table:table-cell table:style-name="ce4" office:value-type="string">
            <text:p>Umbenennung valuesArePartOfModel zu containingValues, Validierungen die nicht in Wizards benötigt werden auch nicht ins published package, 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style-name="ce35"/>
          <table:table-cell table:number-columns-repeated="1019"/>
        </table:table-row>
        <table:table-row table:style-name="ro3">
          <table:table-cell table:style-name="ce4" office:value-type="string">
            <text:p>Codegenerierung für Java &lt; 5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Codegenerierung im Integrationstest testen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32" office:value-type="string">
            <text:p>fertig</text:p>
          </table:table-cell>
          <table:table-cell table:style-name="ce36" table:number-columns-repeated="252"/>
          <table:table-cell table:number-columns-repeated="768"/>
        </table:table-row>
        <table:table-row table:style-name="ro3">
          <table:table-cell table:style-name="ce3" office:value-type="string">
            <text:p>Tabben aus der letzten Spalte</text:p>
          </table:table-cell>
          <table:table-cell table:style-name="ce15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5">
          <table:table-cell table:style-name="ce6" office:value-type="string">
            <text:p>Exception bei der Generierung, falls in einem EnumType ein anderer EnumType als Datentyp eines Attributes verwendet wird. 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office:value-type="string">
            <text:p>Diesen Fehler konnte ich nicht nachvollziehen, bei mir funktioniert das.</text:p>
            <text:p>Vielleicht hat er sich mittlerweile von selbst behoben?</text:p>
            <text:p/>
            <text:p>Allerdings gibt es hier ein Problem mit den imports, scheint aber</text:p>
            <text:p>tiefer im Builder angesiedelt zu sein:</text:p>
            <text:p/>
            <text:p>Ist das andere Enum im selben Package will er trotzdem </text:p>
            <text:p>das Enum importieren, verwendet dazu den qualifizierten</text:p>
            <text:p>IpsPackage - Pfad, der aber nicht dem qualifizierten</text:p>
            <text:p>JavaPackage Pfad entspricht.</text:p>
          </table:table-cell>
          <table:table-cell table:number-columns-repeated="1019"/>
        </table:table-row>
        <table:table-row table:style-name="ro4">
          <table:table-cell table:style-name="ce7" office:value-type="string">
            <text:p>Finder-Methoden für Datatypes im IpsProject müssen die neuen Enumtypen berücksichtigen. </text:p>
          </table:table-cell>
          <table:table-cell table:style-name="ce19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6">
          <table:table-cell table:style-name="ce3" office:value-type="string">
            <text:p>Wizard sollte Attribute der Superklasse übernehmen. </text:p>
          </table:table-cell>
          <table:table-cell table:style-name="ce15"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style-name="ce24" office:value-type="string">
            <text:p>analog zu IPolicyCmptType.<text:span text:style-name="T3">findOverrideAttributeCandidates() und </text:span><text:span text:style-name="T3">overrideAttributes()</text:span>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Warnung für Values, falls der Enumtype als abstract markiert ist. Analog, falls Werte nicht Teile des Modells sein sollen.</text:p>
          </table:table-cell>
          <table:table-cell table:style-name="ce15"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8" office:value-type="string">
            <text:p>Prüfung auf Zyklen in der Supertype-Hierarchie</text:p>
          </table:table-cell>
          <table:table-cell table:style-name="ce20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3">
          <table:table-cell table:style-name="ce9" office:value-type="string">
            <text:p>Bereitstellung von ID und Name für das Faktor-IPS User Interface</text:p>
          </table:table-cell>
          <table:table-cell table:style-name="ce1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s. auch offener Punkt 1.)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Kein Speichern der Description an den Values</text:p>
          </table:table-cell>
          <table:table-cell table:style-name="ce21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1">
          <table:table-cell table:style-name="Default" office:value-type="string">
            <text:p>Ausbau der alten Enum-Abbildung über Tabellen</text:p>
          </table:table-cell>
          <table:table-cell table:style-name="ce22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Import/Export aus/nach Excel/CSV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  <table:table-cell table:number-columns-repeated="1019"/>
        </table:table-row>
        <table:table-row table:style-name="ro3">
          <table:table-cell table:style-name="ce11" office:value-type="string">
            <text:p>Summe Iteration</text:p>
          </table:table-cell>
          <table:table-cell table:style-name="ce15"/>
          <table:table-cell table:style-name="ce28" table:formula="of:=SUM([.C5:.C21])" office:value-type="float" office:value="7.5">
            <text:p>7,5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5"/>
          <table:table-cell table:style-name="ce28"/>
          <table:table-cell table:number-columns-repeated="1021"/>
        </table:table-row>
        <table:table-row table:style-name="ro1">
          <table:table-cell table:style-name="ce3"/>
          <table:table-cell table:style-name="ce15"/>
          <table:table-cell table:number-columns-repeated="1022"/>
        </table:table-row>
        <table:table-row table:style-name="ro1">
          <table:table-cell office:value-type="string">
            <text:p>Tasks Iteration 2: Values sind Teil der Konfiguration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EnumType leitet von Supertype ab =&gt; NPE wenn man den EnumContent Editor öffnet. </text:p>
          </table:table-cell>
          <table:table-cell table:style-name="ce23" office:value-type="float" office:value="4">
            <text:p>4</text:p>
          </table:table-cell>
          <table:table-cell table:style-name="ce29" office:value-type="float" office:value="0">
            <text:p>0</text:p>
          </table:table-cell>
          <table:table-cell table:style-name="ce34" office:value-type="string">
            <text:p>fertig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 table:style-name="ce15"/>
          <table:table-cell table:style-name="ce28" table:formula="of:=SUM([.C26:.C28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5"/>
          <table:table-cell table:number-columns-repeated="1022"/>
        </table:table-row>
        <table:table-row table:style-name="ro1">
          <table:table-cell office:value-type="string">
            <text:p>Task Iteration 3 (nice to have)</text:p>
          </table:table-cell>
          <table:table-cell table:style-name="ce14"/>
          <table:table-cell table:style-name="Default"/>
          <table:table-cell table:style-name="ce22"/>
          <table:table-cell table:number-columns-repeated="1020"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Bei Neuanlage eines EnumTypes (der nicht ableitet von einem anderen) direkt ein ID Attribut erzeugen? (Name=id, Datatype=String, useAsLiteral=true).</text:p>
          </table:table-cell>
          <table:table-cell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Tutorial / Dokumentatio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Validierungs-Error-Marker zu AttributeSection, falls nicht alle Attribute inherited wurd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/>
          <table:table-cell table:style-name="ce28" table:formula="of:=SUM([.C32:.C36])" office:value-type="float" office:value="12.25">
            <text:p>12,25</text:p>
          </table:table-cell>
          <table:table-cell table:style-name="ce24"/>
          <table:table-cell table:number-columns-repeated="1020"/>
        </table:table-row>
        <table:table-row table:style-name="ro1">
          <table:table-cell table:style-name="ce11"/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office:value-type="string">
            <text:p>Offene Punkte</text:p>
          </table:table-cell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13" office:value-type="string">
            <text:p>1.) Bisher kennt Faktor-IPS bei Enums eine ID und einen Namen. Woher kommen diese zukünftig? Markierung von Attributen als „Use as name in Faktor-IPS UI“ und „use as ID in Faktor-IPS UI“</text:p>
          </table:table-cell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13" office:value-type="string">
            <text:p>2.) Wie soll die toString() Methode beim generierten Code aussehen?</text:p>
          </table:table-cell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13" office:value-type="string">
            <text:p>3.) Wie soll genau das UI bzgl. der geerbten Attribute aussehen? Anzeige der Attribute Ja/Nein etc. Wie geht man mit Inkonsistenzen um?</text:p>
          </table:table-cell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13"/>
          <table:table-cell table:number-columns-repeated="2"/>
          <table:table-cell table:style-name="ce24"/>
          <table:table-cell table:number-columns-repeated="1020"/>
        </table:table-row>
      </table:table>
      <table:table table:name="BurnDown" table:style-name="ta1" table:print="false">
        <office:forms form:automatic-focus="false" form:apply-design-mode="false"/>
        <table:table-column table:style-name="co2" table:default-cell-style-name="ce37"/>
        <table:table-column table:style-name="co2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Restaufwand Iteration 1</text:p>
          </table:table-cell>
        </table:table-row>
        <table:table-row table:style-name="ro1">
          <table:table-cell office:value-type="date" office:date-value="2009-03-26">
            <text:p>26.03.09</text:p>
          </table:table-cell>
          <table:table-cell office:value-type="float" office:value="14.25">
            <text:p>14,25</text:p>
          </table:table-cell>
        </table:table-row>
        <table:table-row table:style-name="ro1">
          <table:table-cell office:value-type="date" office:date-value="2009-04-02">
            <text:p>02.04.09</text:p>
          </table:table-cell>
          <table:table-cell office:value-type="float" office:value="13.25">
            <text:p>13,25</text:p>
          </table:table-cell>
        </table:table-row>
        <table:table-row table:style-name="ro1">
          <table:table-cell office:value-type="date" office:date-value="2009-04-08">
            <text:p>08.04.09</text:p>
          </table:table-cell>
          <table:table-cell office:value-type="float" office:value="12.25">
            <text:p>12,25</text:p>
          </table:table-cell>
        </table:table-row>
        <table:table-row table:style-name="ro1">
          <table:table-cell office:value-type="date" office:date-value="2009-04-14">
            <text:p>14.04.09</text:p>
          </table:table-cell>
          <table:table-cell office:value-type="float" office:value="7.5">
            <text:p>7,5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4">14.04.2009</text:date>, <text:time>14:58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n Ortmann</meta:initial-creator>
    <meta:creation-date>2009-03-25T11:38:11</meta:creation-date>
    <dc:date>2009-04-14T14:58:43.89</dc:date>
    <meta:editing-cycles>116</meta:editing-cycles>
    <meta:editing-duration>PT33H46M54S</meta:editing-duration>
    <meta:document-statistic meta:table-count="3" meta:cell-count="143" meta:object-count="0"/>
    <meta:user-defined meta:name="Info 1"/>
    <meta:user-defined meta:name="Info 2"/>
    <meta:user-defined meta:name="Info 3"/>
    <meta:user-defined meta:name="Info 4"/>
  </office:meta>
</office:document-meta>
</file>